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fill-color="#8ef8f5" draw:textarea-vertical-align="middle" draw:auto-grow-height="false" fo:min-height="0.95cm" fo:min-width="0.7cm"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custom-shape draw:style-name="gr55" draw:text-style-name="P19" draw:layer="промежуточный" svg:width="1.2cm" svg:height="1.2cm" svg:x="9.9cm" svg:y="6.7cm">
          <text:p/>
          <draw:enhanced-geometry draw:glue-point-type="segments" draw:type="mso-spt100" draw:modifiers="-179.511064176927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промежуточный"/>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5T21:09:25.690000000</dc:date>
    <meta:editing-duration>PT5H4M25S</meta:editing-duration>
    <meta:editing-cycles>63</meta:editing-cycles>
    <meta:generator>LibreOffice/6.1.3.2$Windows_x86 LibreOffice_project/86daf60bf00efa86ad547e59e09d6bb77c699acb</meta:generator>
    <meta:document-statistic meta:object-count="61"/>
  </office:meta>
</office:document-meta>
</file>